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9.888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1.506cm"/>
    </style:style>
    <style:style style:name="co5" style:family="table-column">
      <style:table-column-properties fo:break-before="auto" style:column-width="10.541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11.984cm"/>
    </style:style>
    <style:style style:name="co8" style:family="table-column">
      <style:table-column-properties fo:break-before="auto" style:column-width="11.90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979cm" fo:break-before="auto" style:use-optimal-row-height="true"/>
    </style:style>
    <style:style style:name="ro4" style:family="table-row">
      <style:table-row-properties style:row-height="1.455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75" table:default-cell-style-name="ce2"/>
        <table:table-row table:style-name="ro1">
          <table:table-cell table:style-name="ce1" office:value-type="string" calcext:value-type="string">
            <text:p>sprint#</text:p>
          </table:table-cell>
          <table:table-cell table:style-name="ce1" office:value-type="string" calcext:value-type="string">
            <text:p>group#</text:p>
          </table:table-cell>
          <table:table-cell table:style-name="ce1" office:value-type="string" calcext:value-type="string">
            <text:p>group task description.</text:p>
          </table:table-cell>
          <table:table-cell table:style-name="ce1" office:value-type="string" calcext:value-type="string">
            <text:p>task#</text:p>
          </table:table-cell>
          <table:table-cell table:style-name="ce1" office:value-type="string" calcext:value-type="string">
            <text:p>task description</text:p>
          </table:table-cell>
          <table:table-cell table:style-name="ce1" office:value-type="string" calcext:value-type="string">
            <text:p>deviations (from original plan)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pending work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1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Backend scaffolding and FastAPI project setup</text:p>
          </table:table-cell>
          <table:table-cell office:value-type="string" calcext:value-type="string">
            <text:p>S01_G01_TB001</text:p>
          </table:table-cell>
          <table:table-cell office:value-type="string" calcext:value-type="string">
            <text:p>Initialize backend repository with FastAPI project structure (src/app, tests, config folders).</text:p>
          </table:table-cell>
          <table:table-cell office:value-type="string" calcext:value-type="string">
            <text:p>Used backend/app instead of src/app to keep backend isolated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Backend skeleton (app, core, api, tests folders) created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01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Backend scaffolding and FastAPI project setup</text:p>
          </table:table-cell>
          <table:table-cell office:value-type="string" calcext:value-type="string">
            <text:p>S01_G01_TB002</text:p>
          </table:table-cell>
          <table:table-cell office:value-type="string" calcext:value-type="string">
            <text:p>Set up base FastAPI application with root and /health endpoints.</text:p>
          </table:table-cell>
          <table:table-cell office:value-type="string" calcext:value-type="string">
            <text:p>Also added pytest-based tests for / and /health as part of this task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FastAPI app with root and /health endpoints implemented and tested.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01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Backend scaffolding and FastAPI project setup</text:p>
          </table:table-cell>
          <table:table-cell office:value-type="string" calcext:value-type="string">
            <text:p>S01_G01_TB003</text:p>
          </table:table-cell>
          <table:table-cell office:value-type="string" calcext:value-type="string">
            <text:p>Configure environment-based settings (dev/prod) using pydantic settings or similar.</text:p>
          </table:table-cell>
          <table:table-cell office:value-type="string" calcext:value-type="string">
            <text:p>Using pydantic BaseSettings with ST_ env prefix and .env support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Environment-aware settings wired into app and health responses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01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Frontend scaffolding and React/TypeScript/Material UI setup</text:p>
          </table:table-cell>
          <table:table-cell office:value-type="string" calcext:value-type="string">
            <text:p>S01_G02_TF001</text:p>
          </table:table-cell>
          <table:table-cell office:value-type="string" calcext:value-type="string">
            <text:p>Create React TypeScript app with Material UI and routing (React Router).</text:p>
          </table:table-cell>
          <table:table-cell office:value-type="string" calcext:value-type="string">
            <text:p>Used Vite react-ts template with a dark MUI theme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ct+TS app scaffolded with basic app shell.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01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Frontend scaffolding and React/TypeScript/Material UI setup</text:p>
          </table:table-cell>
          <table:table-cell office:value-type="string" calcext:value-type="string">
            <text:p>S01_G02_TF002</text:p>
          </table:table-cell>
          <table:table-cell office:value-type="string" calcext:value-type="string">
            <text:p>Implement base layout with top bar and sidebar navigation placeholders.</text:p>
          </table:table-cell>
          <table:table-cell office:value-type="string" calcext:value-type="string">
            <text:p>Implemented a drawer-based layout with MUI AppBar and sidebar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Top bar + side nav with placeholder pages (Dashboard, Queue, Orders, Analytics, Settings).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01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Frontend scaffolding and React/TypeScript/Material UI setup</text:p>
          </table:table-cell>
          <table:table-cell office:value-type="string" calcext:value-type="string">
            <text:p>S01_G02_TF003</text:p>
          </table:table-cell>
          <table:table-cell office:value-type="string" calcext:value-type="string">
            <text:p>Wire basic API call from frontend to backend /health endpoint and display connection status.</text:p>
          </table:table-cell>
          <table:table-cell office:value-type="string" calcext:value-type="string">
            <text:p>Health check uses a simple fetch hook against /health and shows status in a Chip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PI status indicator wired to backend /health endpoint.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01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Tooling, Git workflow, and initial documentation</text:p>
          </table:table-cell>
          <table:table-cell office:value-type="string" calcext:value-type="string">
            <text:p>S01_G03_TB001</text:p>
          </table:table-cell>
          <table:table-cell office:value-type="string" calcext:value-type="string">
            <text:p>Configure linting/formatting (black/isort/ruff) and pre-commit hooks for backend.</text:p>
          </table:table-cell>
          <table:table-cell office:value-type="string" calcext:value-type="string">
            <text:p>Configured Black, isort, Ruff, and pre-commit in backend with a shared pyproject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Backend codebase can be auto-formatted and linted; hooks available via pre-commit.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01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Tooling, Git workflow, and initial documentation</text:p>
          </table:table-cell>
          <table:table-cell office:value-type="string" calcext:value-type="string">
            <text:p>S01_G03_TF002</text:p>
          </table:table-cell>
          <table:table-cell office:value-type="string" calcext:value-type="string">
            <text:p>Configure linting/formatting (ESLint/Prettier) for frontend.</text:p>
          </table:table-cell>
          <table:table-cell office:value-type="string" calcext:value-type="string">
            <text:p>Used Vite flat ESLint config with eslint-config-prettier and a simple Prettier setup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Frontend has ESLint + Prettier with npm scripts for linting and formatting.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01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Tooling, Git workflow, and initial documentation</text:p>
          </table:table-cell>
          <table:table-cell office:value-type="string" calcext:value-type="string">
            <text:p>S01_G03_TB003</text:p>
          </table:table-cell>
          <table:table-cell office:value-type="string" calcext:value-type="string">
            <text:p>Create initial README with project overview and setup steps.</text:p>
          </table:table-cell>
          <table:table-cell office:value-type="string" calcext:value-type="string">
            <text:p>Expanded existing README instead of creating a separate doc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DME now documents backend/frontend run, test, and lint/format commands.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S02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Design core SQLite schema for alerts, orders, strategies, risk settings</text:p>
          </table:table-cell>
          <table:table-cell office:value-type="string" calcext:value-type="string">
            <text:p>S02_G01_TB001</text:p>
          </table:table-cell>
          <table:table-cell office:value-type="string" calcext:value-type="string">
            <text:p>Design database schema for alerts, orders, strategies, risk_settings, positions, analytics_trades tables.</text:p>
          </table:table-cell>
          <table:table-cell office:value-type="string" calcext:value-type="string">
            <text:p>Captured schema as a Markdown document with SQLite-focused CREATE TABLE statements and indexes instead of direct migration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Core tables (strategies, risk_settings, alerts, orders, positions, analytics_trades) are designed with keys, checks, and indexes.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02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Design core SQLite schema for alerts, orders, strategies, risk settings</text:p>
          </table:table-cell>
          <table:table-cell office:value-type="string" calcext:value-type="string">
            <text:p>S02_G01_TB002</text:p>
          </table:table-cell>
          <table:table-cell office:value-type="string" calcext:value-type="string">
            <text:p>Review schema for extensibility and alignment with PRD (manual queue, risk, analytics).</text:p>
          </table:table-cell>
          <table:table-cell office:value-type="string" calcext:value-type="string">
            <text:p>Included explicit notes on AUTO/MANUAL modes, manual queue, risk engine, and analytics alignment inside the schema doc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Schema reviewed for extensibility and alignment with PRD, including risk scopes and simulation support.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02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Implement ORM models and migrations</text:p>
          </table:table-cell>
          <table:table-cell office:value-type="string" calcext:value-type="string">
            <text:p>S02_G02_TB001</text:p>
          </table:table-cell>
          <table:table-cell office:value-type="string" calcext:value-type="string">
            <text:p>Implement SQLAlchemy ORM models for core tables (alerts, orders, strategies, risk_settings).</text:p>
          </table:table-cell>
          <table:table-cell office:value-type="string" calcext:value-type="string">
            <text:p>Used SQLAlchemy 2.0 typed ORM models grouped under app.models.trading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Core tables (strategies, risk_settings, alerts, orders, positions, analytics_trades) are mapped as ORM entities.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02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Implement ORM models and migrations</text:p>
          </table:table-cell>
          <table:table-cell office:value-type="string" calcext:value-type="string">
            <text:p>S02_G02_TB002</text:p>
          </table:table-cell>
          <table:table-cell office:value-type="string" calcext:value-type="string">
            <text:p>Set up Alembic (or equivalent migration tool) for managing schema migrations.</text:p>
          </table:table-cell>
          <table:table-cell office:value-type="string" calcext:value-type="string">
            <text:p>Initialized Alembic in backend/ with env.py wired to Settings and an initial migration creating the core table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embic upgrade head creates the SQLite schema from ORM metadata.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02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Implement ORM models and migrations</text:p>
          </table:table-cell>
          <table:table-cell office:value-type="string" calcext:value-type="string">
            <text:p>S02_G02_TB003</text:p>
          </table:table-cell>
          <table:table-cell office:value-type="string" calcext:value-type="string">
            <text:p>Implement DB session management and dependency injection in FastAPI.</text:p>
          </table:table-cell>
          <table:table-cell office:value-type="string" calcext:value-type="string">
            <text:p>Configured a synchronous SessionLocal and get_db FastAPI dependency; tests use the same engine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B session management is in app.db.session, and README documents Alembic + testing commands.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02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Backend admin APIs for strategies and risk settings</text:p>
          </table:table-cell>
          <table:table-cell office:value-type="string" calcext:value-type="string">
            <text:p>S02_G03_TB001</text:p>
          </table:table-cell>
          <table:table-cell office:value-type="string" calcext:value-type="string">
            <text:p>Create CRUD APIs to manage strategies (list/create/update).</text:p>
          </table:table-cell>
          <table:table-cell office:value-type="string" calcext:value-type="string">
            <text:p>Exposed REST APIs under /api/strategies for list/create/update operation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Strategies can be created and updated via FastAPI endpoints with tests covering basic flows.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02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Backend admin APIs for strategies and risk settings</text:p>
          </table:table-cell>
          <table:table-cell office:value-type="string" calcext:value-type="string">
            <text:p>S02_G03_TB002</text:p>
          </table:table-cell>
          <table:table-cell office:value-type="string" calcext:value-type="string">
            <text:p>Create CRUD APIs to manage global and per-strategy risk_settings.</text:p>
          </table:table-cell>
          <table:table-cell office:value-type="string" calcext:value-type="string">
            <text:p>Exposed REST APIs under /api/risk-settings with filters for scope and strategy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Global and per-strategy risk_settings can be created and queried; uniqueness and scope rules enforced.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S02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Backend admin APIs for strategies and risk settings</text:p>
          </table:table-cell>
          <table:table-cell office:value-type="string" calcext:value-type="string">
            <text:p>S02_G03_TF003</text:p>
          </table:table-cell>
          <table:table-cell office:value-type="string" calcext:value-type="string">
            <text:p>Create simple admin UI to view strategies and risk_settings (read-only).</text:p>
          </table:table-cell>
          <table:table-cell office:value-type="string" calcext:value-type="string">
            <text:p>Settings page started as read-only and was later extended to allow editing strategy execution modes and creating GLOBAL or per-strategy risk settings directly from the UI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Strategies and risk_settings can now be inspected and, for key fields, edited from a single Settings screen (mode toggle and risk creation).</text:p>
          </table:table-cell>
          <table:table-cell office:value-type="string" calcext:value-type="string">
            <text:p>Add delete/edit flows for existing risk rows and finer-grained admin controls once configuration needs grow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3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TradingView webhook endpoint and alert validation</text:p>
          </table:table-cell>
          <table:table-cell office:value-type="string" calcext:value-type="string">
            <text:p>S03_G01_TB001</text:p>
          </table:table-cell>
          <table:table-cell office:value-type="string" calcext:value-type="string">
            <text:p>Implement /webhook/tradingview endpoint that receives and validates JSON payload with secret.</text:p>
          </table:table-cell>
          <table:table-cell office:value-type="string" calcext:value-type="string">
            <text:p>Implemented POST /webhook/tradingview with Pydantic payload model rather than a raw dict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Endpoint validates the secret and accepts structured TradingView payloads.</text:p>
          </table:table-cell>
          <table:table-cell office:value-type="string" calcext:value-type="string">
            <text:p>Extend payload schema as real-world TradingView alert format stabilizes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3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TradingView webhook endpoint and alert validation</text:p>
          </table:table-cell>
          <table:table-cell office:value-type="string" calcext:value-type="string">
            <text:p>S03_G01_TB002</text:p>
          </table:table-cell>
          <table:table-cell office:value-type="string" calcext:value-type="string">
            <text:p>Map incoming alerts to internal Alert entities and persist to DB.</text:p>
          </table:table-cell>
          <table:table-cell office:value-type="string" calcext:value-type="string">
            <text:p>Alerts are persisted via the Alert ORM model, linking to Strategy when a matching name exist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Webhook creates Alert rows with normalized fields and stores the raw payload JSON.</text:p>
          </table:table-cell>
          <table:table-cell office:value-type="string" calcext:value-type="string">
            <text:p>Later sprints will connect alerts to order creation and risk evaluation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3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TradingView webhook endpoint and alert validation</text:p>
          </table:table-cell>
          <table:table-cell office:value-type="string" calcext:value-type="string">
            <text:p>S03_G01_TB003</text:p>
          </table:table-cell>
          <table:table-cell office:value-type="string" calcext:value-type="string">
            <text:p>Implement basic unit tests for webhook endpoint and validation.</text:p>
          </table:table-cell>
          <table:table-cell office:value-type="string" calcext:value-type="string">
            <text:p>Added pytest tests for secret validation and alert persistence using FastAPI TestClient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Tests cover valid/invalid secret flows and DB insertion of Alerts.</text:p>
          </table:table-cell>
          <table:table-cell office:value-type="string" calcext:value-type="string">
            <text:p>Add more edge-case tests once the payload contract is finalize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3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Alert-to-order transformation and manual queue creation</text:p>
          </table:table-cell>
          <table:table-cell office:value-type="string" calcext:value-type="string">
            <text:p>S03_G02_TB001</text:p>
          </table:table-cell>
          <table:table-cell office:value-type="string" calcext:value-type="string">
            <text:p>Implement service to convert Alert into Order Request (manual mode by default).</text:p>
          </table:table-cell>
          <table:table-cell office:value-type="string" calcext:value-type="string">
            <text:p>Introduced an order creation service that maps Alert fields into an Order in WAITING state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ert-to-order mapping uses symbol/action/qty/price, defaults to MARKET/MIS and MANUAL mode.</text:p>
          </table:table-cell>
          <table:table-cell office:value-type="string" calcext:value-type="string">
            <text:p>Later, incorporate strategy config and risk checks into the transformation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3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Alert-to-order transformation and manual queue creation</text:p>
          </table:table-cell>
          <table:table-cell office:value-type="string" calcext:value-type="string">
            <text:p>S03_G02_TB002</text:p>
          </table:table-cell>
          <table:table-cell office:value-type="string" calcext:value-type="string">
            <text:p>Persist orders with WAITING status in DB for manual queue.</text:p>
          </table:table-cell>
          <table:table-cell office:value-type="string" calcext:value-type="string">
            <text:p>Webhook now creates a corresponding Order row for each accepted Alert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Orders are stored with status=WAITING and mode=MANUAL, ready for the manual queue.</text:p>
          </table:table-cell>
          <table:table-cell office:value-type="string" calcext:value-type="string">
            <text:p>Expose dedicated queue APIs and link to the frontend queue view in Sprint S04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3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Alert-to-order transformation and manual queue creation</text:p>
          </table:table-cell>
          <table:table-cell office:value-type="string" calcext:value-type="string">
            <text:p>S03_G02_TB003</text:p>
          </table:table-cell>
          <table:table-cell office:value-type="string" calcext:value-type="string">
            <text:p>Expose API to list waiting orders and basic order details for frontend.</text:p>
          </table:table-cell>
          <table:table-cell office:value-type="string" calcext:value-type="string">
            <text:p>Extended webhook tests to assert that Orders are created alongside Alert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Tests verify the order is linked to the alert and in WAITING/MANUAL state.</text:p>
          </table:table-cell>
          <table:table-cell office:value-type="string" calcext:value-type="string">
            <text:p>Add additional tests around failure modes and idempotency if required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3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Risk management placeholder for later full implementation</text:p>
          </table:table-cell>
          <table:table-cell office:value-type="string" calcext:value-type="string">
            <text:p>S03_G03_TB001</text:p>
          </table:table-cell>
          <table:table-cell office:value-type="string" calcext:value-type="string">
            <text:p>Add pluggable Risk Engine interface with stub implementation (logs checks but does not enforce yet).</text:p>
          </table:table-cell>
          <table:table-cell office:value-type="string" calcext:value-type="string">
            <text:p>Created read-only queue listing API for WAITING manual order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GET /api/orders/queue returns WAITING, MANUAL, non-simulated orders with optional strategy filter.</text:p>
          </table:table-cell>
          <table:table-cell office:value-type="string" calcext:value-type="string">
            <text:p>Queue APIs are in place; full background status sync with Zerodha and automatic status updates will be implemented in Sprint S07. S03 focuses only on local WAITING/CANCELLED state for manual queu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4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Dashboard layout and navigation structure</text:p>
          </table:table-cell>
          <table:table-cell office:value-type="string" calcext:value-type="string">
            <text:p>S04_G01_TF001</text:p>
          </table:table-cell>
          <table:table-cell office:value-type="string" calcext:value-type="string">
            <text:p>Implement top-level navigation items (Dashboard, Queue, Orders, Analytics, Settings).</text:p>
          </table:table-cell>
          <table:table-cell office:value-type="string" calcext:value-type="string">
            <text:p>Top-level navigation and layout were implemented earlier in S01/G02 using MainLayout and routing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Navigation items (Dashboard, Queue, Orders, Analytics, Settings) are present and wired.</text:p>
          </table:table-cell>
          <table:table-cell office:value-type="string" calcext:value-type="string">
            <text:p>Add richer Dashboard widgets once analytics and broker integration are availabl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4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Dashboard layout and navigation structure</text:p>
          </table:table-cell>
          <table:table-cell office:value-type="string" calcext:value-type="string">
            <text:p>S04_G01_TF002</text:p>
          </table:table-cell>
          <table:table-cell office:value-type="string" calcext:value-type="string">
            <text:p>Create Dashboard page skeleton with placeholder widgets (P&amp;L, trade count, connection status).</text:p>
          </table:table-cell>
          <table:table-cell office:value-type="string" calcext:value-type="string">
            <text:p>Dashboard page is currently a skeleton with heading and placeholder text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ashboard is ready to host P&amp;L and connection status widgets in later sprints.</text:p>
          </table:table-cell>
          <table:table-cell office:value-type="string" calcext:value-type="string">
            <text:p>Populate Dashboard with real metrics after S05–S07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4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Waiting queue UI for manual orders</text:p>
          </table:table-cell>
          <table:table-cell office:value-type="string" calcext:value-type="string">
            <text:p>S04_G02_TF001</text:p>
          </table:table-cell>
          <table:table-cell office:value-type="string" calcext:value-type="string">
            <text:p>Implement Waiting Queue page with Material UI table of pending orders.</text:p>
          </table:table-cell>
          <table:table-cell office:value-type="string" calcext:value-type="string">
            <text:p>Queue page now includes edit, execute, and cancel actions for WAITING manual orders, wired to backend API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Waiting Queue UI lists WAITING manual orders and exposes Edit/Execute/Cancel controls for each row.</text:p>
          </table:table-cell>
          <table:table-cell office:value-type="string" calcext:value-type="string">
            <text:p>Add inline editing and execute flows when backend supports them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4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Waiting queue UI for manual orders</text:p>
          </table:table-cell>
          <table:table-cell office:value-type="string" calcext:value-type="string">
            <text:p>S04_G02_TF002</text:p>
          </table:table-cell>
          <table:table-cell office:value-type="string" calcext:value-type="string">
            <text:p>Add inline editing for quantity, price, order type, and product fields in queue rows.</text:p>
          </table:table-cell>
          <table:table-cell office:value-type="string" calcext:value-type="string">
            <text:p>Inline editing is implemented via an Edit dialog instead of direct cell editing; users can adjust quantity, order type, price, and product for queue order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Edit dialog updates qty/order_type/price/product for WAITING manual orders before execution.</text:p>
          </table:table-cell>
          <table:table-cell office:value-type="string" calcext:value-type="string">
            <text:p>Consider richer inline editing (e.g., symbol/side changes) and validation against risk settings in later sprints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4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Waiting queue UI for manual orders</text:p>
          </table:table-cell>
          <table:table-cell office:value-type="string" calcext:value-type="string">
            <text:p>S04_G02_TF003</text:p>
          </table:table-cell>
          <table:table-cell office:value-type="string" calcext:value-type="string">
            <text:p>Wire Execute and Cancel buttons to backend APIs (no broker integration yet).</text:p>
          </table:table-cell>
          <table:table-cell office:value-type="string" calcext:value-type="string">
            <text:p>Execute button is now wired to POST /api/orders/{id}/execute, sending orders to Zerodha (when connected) and updating local status based on broker response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Execute and Cancel actions both update the queue and Orders history; broker IDs/errors are visible on the Orders page.</text:p>
          </table:table-cell>
          <table:table-cell office:value-type="string" calcext:value-type="string">
            <text:p>Add Execute handling once backend execution endpoints are define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4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Waiting queue UI for manual orders</text:p>
          </table:table-cell>
          <table:table-cell office:value-type="string" calcext:value-type="string">
            <text:p>S04_G02_TB004</text:p>
          </table:table-cell>
          <table:table-cell office:value-type="string" calcext:value-type="string">
            <text:p>Implement backend APIs to update/cancel waiting orders and track status changes.</text:p>
          </table:table-cell>
          <table:table-cell office:value-type="string" calcext:value-type="string">
            <text:p>Backend status update endpoint supports WAITING/CANCELLED transitions for manual queue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PATCH /api/orders/{id}/status enables cancelling WAITING orders.</text:p>
          </table:table-cell>
          <table:table-cell office:value-type="string" calcext:value-type="string">
            <text:p>Extend backend to handle additional transitions (e.g., READY_TO_SEND, EXECUTED_LOCAL)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4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Basic order history UI and backend API</text:p>
          </table:table-cell>
          <table:table-cell office:value-type="string" calcext:value-type="string">
            <text:p>S04_G03_TB001</text:p>
          </table:table-cell>
          <table:table-cell office:value-type="string" calcext:value-type="string">
            <text:p>Implement backend API to list all orders with filters (date, strategy, status, symbol).</text:p>
          </table:table-cell>
          <table:table-cell office:value-type="string" calcext:value-type="string">
            <text:p>Implemented a simple GET /api/orders/ endpoint with basic status/strategy filter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Provides a basic orders history feed for the Orders page.</text:p>
          </table:table-cell>
          <table:table-cell office:value-type="string" calcext:value-type="string">
            <text:p>Add richer filters (date range, symbol) as requirements solidify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4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Basic order history UI and backend API</text:p>
          </table:table-cell>
          <table:table-cell office:value-type="string" calcext:value-type="string">
            <text:p>S04_G03_TF002</text:p>
          </table:table-cell>
          <table:table-cell office:value-type="string" calcext:value-type="string">
            <text:p>Create Orders History page with filter controls and table displaying orders.</text:p>
          </table:table-cell>
          <table:table-cell office:value-type="string" calcext:value-type="string">
            <text:p>Orders History page shows a simple table without interactive filters yet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Orders page lists historical orders using /api/orders/.</text:p>
          </table:table-cell>
          <table:table-cell office:value-type="string" calcext:value-type="string">
            <text:p>Add filter controls and more detailed status views in later sprints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5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Integrate Zerodha Kite Connect client on backend</text:p>
          </table:table-cell>
          <table:table-cell office:value-type="string" calcext:value-type="string">
            <text:p>S05_G01_TB001</text:p>
          </table:table-cell>
          <table:table-cell office:value-type="string" calcext:value-type="string">
            <text:p>Configure Zerodha Kite Connect Python client with API key/secret from env.</text:p>
          </table:table-cell>
          <table:table-cell office:value-type="string" calcext:value-type="string">
            <text:p>Introduced ZerodhaClient wrapper reading API key from Settings and lazily instantiating KiteConnect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Backend can now construct a Zerodha client once an access token is available.</text:p>
          </table:table-cell>
          <table:table-cell office:value-type="string" calcext:value-type="string">
            <text:p>Hook this client into OAuth/token storage and execution flows in S05/G02–G03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5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Integrate Zerodha Kite Connect client on backend</text:p>
          </table:table-cell>
          <table:table-cell office:value-type="string" calcext:value-type="string">
            <text:p>S05_G01_TB002</text:p>
          </table:table-cell>
          <table:table-cell office:value-type="string" calcext:value-type="string">
            <text:p>Implement service for placing market/limit orders via Zerodha API.</text:p>
          </table:table-cell>
          <table:table-cell office:value-type="string" calcext:value-type="string">
            <text:p>Implemented ZerodhaClient.place_order that composes KiteConnect place_order parameter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Order placement service is tested against a fake Kite client (no real network calls).</text:p>
          </table:table-cell>
          <table:table-cell office:value-type="string" calcext:value-type="string">
            <text:p>Wire real order placement into manual queue execution once broker connection is ready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5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Integrate Zerodha Kite Connect client on backend</text:p>
          </table:table-cell>
          <table:table-cell office:value-type="string" calcext:value-type="string">
            <text:p>S05_G01_TB003</text:p>
          </table:table-cell>
          <table:table-cell office:value-type="string" calcext:value-type="string">
            <text:p>Implement service to fetch order book and order status from Zerodha.</text:p>
          </table:table-cell>
          <table:table-cell office:value-type="string" calcext:value-type="string">
            <text:p>Exposed ZerodhaClient.list_orders and get_order_history as thin wrappers over KiteConnect API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Backend has basic services to retrieve Zerodha order book and order history.</text:p>
          </table:table-cell>
          <table:table-cell office:value-type="string" calcext:value-type="string">
            <text:p>Use these services for status sync and richer order views in S07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5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Broker connection flow (Connect Zerodha)</text:p>
          </table:table-cell>
          <table:table-cell office:value-type="string" calcext:value-type="string">
            <text:p>S05_G02_TB001</text:p>
          </table:table-cell>
          <table:table-cell office:value-type="string" calcext:value-type="string">
            <text:p>Implement backend endpoints for Zerodha OAuth flow and token exchange.</text:p>
          </table:table-cell>
          <table:table-cell office:value-type="string" calcext:value-type="string">
            <text:p>Implemented backend Zerodha OAuth-like flow using JSON config (kite_config.json) and KiteConnect.generate_session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Backend exposes login-url, connect, and status endpoints that also call Kite profile to verify the connection.</text:p>
          </table:table-cell>
          <table:table-cell office:value-type="string" calcext:value-type="string">
            <text:p>Refine error reporting and add retries or token refresh handling as neede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5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Broker connection flow (Connect Zerodha)</text:p>
          </table:table-cell>
          <table:table-cell office:value-type="string" calcext:value-type="string">
            <text:p>S05_G02_TB002</text:p>
          </table:table-cell>
          <table:table-cell office:value-type="string" calcext:value-type="string">
            <text:p>Securely store encrypted Zerodha access token in DB.</text:p>
          </table:table-cell>
          <table:table-cell office:value-type="string" calcext:value-type="string">
            <text:p>Access token is encrypted with an env-provided crypto key and stored in broker_connections table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BrokerConnection model holds one encrypted access token per broker (currently zerodha).</text:p>
          </table:table-cell>
          <table:table-cell office:value-type="string" calcext:value-type="string">
            <text:p>Consider stronger encryption (e.g., cryptography.fernet) for multi-user or hosted deployments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5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Broker connection flow (Connect Zerodha)</text:p>
          </table:table-cell>
          <table:table-cell office:value-type="string" calcext:value-type="string">
            <text:p>S05_G02_TF003</text:p>
          </table:table-cell>
          <table:table-cell office:value-type="string" calcext:value-type="string">
            <text:p>Create frontend Connect Zerodha UI with button and status indicator.</text:p>
          </table:table-cell>
          <table:table-cell office:value-type="string" calcext:value-type="string">
            <text:p>Added Zerodha connection section on Settings page with login button, request_token input, and status chip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Settings page shows Zerodha connection status, last-updated time in IST, and user name/id when available.</text:p>
          </table:table-cell>
          <table:table-cell office:value-type="string" calcext:value-type="string">
            <text:p>Improve UX (e.g., integrating redirect/callback instead of manual token paste) when feasibl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5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Send orders from manual queue to Zerodha</text:p>
          </table:table-cell>
          <table:table-cell office:value-type="string" calcext:value-type="string">
            <text:p>S05_G03_TB001</text:p>
          </table:table-cell>
          <table:table-cell office:value-type="string" calcext:value-type="string">
            <text:p>Wire Execute action to call Zerodha order placement service and update order with broker ID.</text:p>
          </table:table-cell>
          <table:table-cell office:value-type="string" calcext:value-type="string">
            <text:p>Added /api/orders/{id}/execute endpoint using ZerodhaClient and BrokerConnection token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Manual queue orders can now be executed to Zerodha; status is updated and Zerodha order id stored.</text:p>
          </table:table-cell>
          <table:table-cell office:value-type="string" calcext:value-type="string">
            <text:p>Extend to support other brokers and more advanced order parameters later.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05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Send orders from manual queue to Zerodha</text:p>
          </table:table-cell>
          <table:table-cell office:value-type="string" calcext:value-type="string">
            <text:p>S05_G03_TB002</text:p>
          </table:table-cell>
          <table:table-cell office:value-type="string" calcext:value-type="string">
            <text:p>Handle Zerodha errors and update order status to FAILED with error message.</text:p>
          </table:table-cell>
          <table:table-cell office:value-type="string" calcext:value-type="string">
            <text:p>On Zerodha off-market-hours errors (e.g., "Try placing an AMO order"), the backend now automatically retries the execution once as an AMO order (variety="amo") before marking the order as FAILED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uto-AMO fallback is implemented for Zerodha off-hours errors; other errors still mark the order FAILED and persist error_message.</text:p>
          </table:table-cell>
          <table:table-cell office:value-type="string" calcext:value-type="string">
            <text:p>Review additional Zerodha error patterns and, in a later sprint, introduce configurable off-hours handling (e.g., choose AMO vs GTT per broker/strategy in JSON config) instead of relying solely on hard-coded message substrings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5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Send orders from manual queue to Zerodha</text:p>
          </table:table-cell>
          <table:table-cell office:value-type="string" calcext:value-type="string">
            <text:p>S05_G03_TF003</text:p>
          </table:table-cell>
          <table:table-cell office:value-type="string" calcext:value-type="string">
            <text:p>Surface broker execution results and errors in Waiting Queue and Orders History UI.</text:p>
          </table:table-cell>
          <table:table-cell office:value-type="string" calcext:value-type="string">
            <text:p>Queue UI now exposes Execute/Cancel buttons and Orders view shows broker id and error column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Execution results and broker ids are surfaced in both Queue (interaction) and Orders history (audit).</text:p>
          </table:table-cell>
          <table:table-cell office:value-type="string" calcext:value-type="string">
            <text:p>Enhance UX with notifications and richer status filtering in future sprints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6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Implement AUTO and MANUAL execution modes per strategy</text:p>
          </table:table-cell>
          <table:table-cell office:value-type="string" calcext:value-type="string">
            <text:p>S06_G01_TB001</text:p>
          </table:table-cell>
          <table:table-cell office:value-type="string" calcext:value-type="string">
            <text:p>Extend strategies to include execution_mode (AUTO/MANUAL) in DB and APIs.</text:p>
          </table:table-cell>
          <table:table-cell office:value-type="string" calcext:value-type="string">
            <text:p>Strategy execution_mode (AUTO/MANUAL) was already present in the model; we ensured it is consistently exposed through Pydantic schemas and strategy APIs, with MANUAL as the default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Strategies now carry an execution_mode flag that downstream routing logic and the frontend Settings UI can rely on.</text:p>
          </table:table-cell>
          <table:table-cell office:value-type="string" calcext:value-type="string">
            <text:p>Later risk-engine work may add additional per-strategy flags that interact with execution_mode (e.g., risk profiles for AUTO).</text:p>
          </table:table-cell>
          <table:table-cell table:number-columns-repeated="16375"/>
        </table:table-row>
        <table:table-row table:style-name="ro7">
          <table:table-cell office:value-type="string" calcext:value-type="string">
            <text:p>S06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Implement AUTO and MANUAL execution modes per strategy</text:p>
          </table:table-cell>
          <table:table-cell office:value-type="string" calcext:value-type="string">
            <text:p>S06_G01_TB002</text:p>
          </table:table-cell>
          <table:table-cell office:value-type="string" calcext:value-type="string">
            <text:p>Implement alert routing logic based on strategy execution_mode (AUTO -&gt; immediate send, MANUAL -&gt; queue).</text:p>
          </table:table-cell>
          <table:table-cell office:value-type="string" calcext:value-type="string">
            <text:p>TradingView webhook routing now inspects the strategy execution_mode: AUTO strategies (when enabled) create AUTO orders and trigger immediate execution via the existing /api/orders/{id}/execute logic; MANUAL or missing strategies still create WAITING MANUAL queue order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UTO strategies bypass the manual queue and send orders directly to Zerodha using the same execution path as the manual Execute endpoint, including AMO fallback logic.</text:p>
          </table:table-cell>
          <table:table-cell office:value-type="string" calcext:value-type="string">
            <text:p>Integrate risk checks into both AUTO and MANUAL routing paths in S06/G02 before broker execution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6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Implement AUTO and MANUAL execution modes per strategy</text:p>
          </table:table-cell>
          <table:table-cell office:value-type="string" calcext:value-type="string">
            <text:p>S06_G01_TF003</text:p>
          </table:table-cell>
          <table:table-cell office:value-type="string" calcext:value-type="string">
            <text:p>Add UI controls to view and change execution mode per strategy in Settings.</text:p>
          </table:table-cell>
          <table:table-cell office:value-type="string" calcext:value-type="string">
            <text:p>Settings page now shows an editable Mode column with a MANUAL/AUTO select per strategy, wired to PUT /api/strategies/{id}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User can toggle strategies between MANUAL and AUTO modes directly from the Settings UI; changes are persisted to the backend.</text:p>
          </table:table-cell>
          <table:table-cell office:value-type="string" calcext:value-type="string">
            <text:p>Consider adding per-strategy hints in the UI (e.g., badges or warnings) when AUTO is enabled but broker or risk settings are not fully configured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6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Risk management engine (limits and overrides)</text:p>
          </table:table-cell>
          <table:table-cell office:value-type="string" calcext:value-type="string">
            <text:p>S06_G02_TB001</text:p>
          </table:table-cell>
          <table:table-cell office:value-type="string" calcext:value-type="string">
            <text:p>Implement risk rules for max_order_value, max_quantity_per_order, and allow_short_selling.</text:p>
          </table:table-cell>
          <table:table-cell office:value-type="string" calcext:value-type="string">
            <text:p>Implemented a risk evaluation service that uses RiskSettings (GLOBAL and per-strategy) to enforce max_quantity_per_order, max_order_value, and allow_short_selling before broker call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isk checks run inside the order execution path for both MANUAL queue executes and AUTO strategy orders.</text:p>
          </table:table-cell>
          <table:table-cell office:value-type="string" calcext:value-type="string">
            <text:p>Extend the risk engine to incorporate max_daily_loss and max_open_positions once realized PnL and positions are tracked in later sprints.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06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Risk management engine (limits and overrides)</text:p>
          </table:table-cell>
          <table:table-cell office:value-type="string" calcext:value-type="string">
            <text:p>S06_G02_TB002</text:p>
          </table:table-cell>
          <table:table-cell office:value-type="string" calcext:value-type="string">
            <text:p>Implement daily loss limit tracking and enforcement in Risk Engine.</text:p>
          </table:table-cell>
          <table:table-cell office:value-type="string" calcext:value-type="string">
            <text:p>Orders violating hard limits are now blocked with status REJECTED_RISK and a human-readable explanation; when clamp_mode=CLAMP, quantities are reduced instead of rejected where possible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isk decisions are stored on the Order via status/error_message and are visible in the Orders history UI.</text:p>
          </table:table-cell>
          <table:table-cell office:value-type="string" calcext:value-type="string">
            <text:p>Refine risk messages and add per-rule identification if we need more granular auditing later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6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Risk management engine (limits and overrides)</text:p>
          </table:table-cell>
          <table:table-cell office:value-type="string" calcext:value-type="string">
            <text:p>S06_G02_TB003</text:p>
          </table:table-cell>
          <table:table-cell office:value-type="string" calcext:value-type="string">
            <text:p>Make Risk Engine apply to both auto and manual executions before broker call.</text:p>
          </table:table-cell>
          <table:table-cell office:value-type="string" calcext:value-type="string">
            <text:p>Risk checks are invoked inside the shared order execution endpoint, so both AUTO strategy executions (from the webhook) and MANUAL queue executes are evaluated before any broker call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UTO and MANUAL flows now share the same risk gate in execute_order; broker requests are only sent if the risk engine allows the order.</text:p>
          </table:table-cell>
          <table:table-cell office:value-type="string" calcext:value-type="string">
            <text:p>As we add more execution paths (e.g., bulk actions), ensure they all call through the same risk-aware execution helper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6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Risk management engine (limits and overrides)</text:p>
          </table:table-cell>
          <table:table-cell office:value-type="string" calcext:value-type="string">
            <text:p>S06_G02_TF004</text:p>
          </table:table-cell>
          <table:table-cell office:value-type="string" calcext:value-type="string">
            <text:p>Display risk-related rejections/adjustments in UI (tooltips, messages on orders).</text:p>
          </table:table-cell>
          <table:table-cell office:value-type="string" calcext:value-type="string">
            <text:p>Risk-related rejections and clamps are surfaced via the existing Error column in the Orders UI, showing detailed messages from the risk engine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Users can see which orders were blocked (REJECTED_RISK) or had their quantities adjusted before execution.</text:p>
          </table:table-cell>
          <table:table-cell office:value-type="string" calcext:value-type="string">
            <text:p>Consider adding explicit risk badges or tooltips in a later UX-focused sprint to differentiate risk notes from broker errors.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06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Trade type (MIS/CNC) and GTT-related behavior</text:p>
          </table:table-cell>
          <table:table-cell office:value-type="string" calcext:value-type="string">
            <text:p>S06_G03_TB001</text:p>
          </table:table-cell>
          <table:table-cell office:value-type="string" calcext:value-type="string">
            <text:p>Extend order model and APIs to handle product type (MIS/CNC) and optional GTT properties.</text:p>
          </table:table-cell>
          <table:table-cell office:value-type="string" calcext:value-type="string">
            <text:p>Order model already contained product (MIS/CNC) and a gtt flag; we extended webhook parsing to derive product from trade_type and exposed product/gtt through the editable OrderUpdate schema and edit endpoint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Backoffice and APIs can now track product type and a GTT preference on orders; real GTT placement will be wired in a later sprint.</text:p>
          </table:table-cell>
          <table:table-cell office:value-type="string" calcext:value-type="string">
            <text:p>Implement actual Zerodha GTT order placement and tie it to the gtt flag once we integrate Kite GTT APIs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6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Trade type (MIS/CNC) and GTT-related behavior</text:p>
          </table:table-cell>
          <table:table-cell office:value-type="string" calcext:value-type="string">
            <text:p>S06_G03_TF002</text:p>
          </table:table-cell>
          <table:table-cell office:value-type="string" calcext:value-type="string">
            <text:p>Allow users to modify trade_type and GTT toggle in Waiting Queue UI before execution.</text:p>
          </table:table-cell>
          <table:table-cell office:value-type="string" calcext:value-type="string">
            <text:p>Waiting Queue edit dialog now allows selecting product (MIS/CNC) and toggling a GTT preference checkbox, with changes persisted via PATCH /api/orders/{id}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Users can adjust trade type and mark orders as GTT-preferred before executing them from the manual queue.</text:p>
          </table:table-cell>
          <table:table-cell office:value-type="string" calcext:value-type="string">
            <text:p>Once real GTT execution exists, ensure the UI clearly indicates which orders will be sent as GTT vs regular/AMO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7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Order status synchronization with Zerodha</text:p>
          </table:table-cell>
          <table:table-cell office:value-type="string" calcext:value-type="string">
            <text:p>S07_G01_TB001</text:p>
          </table:table-cell>
          <table:table-cell office:value-type="string" calcext:value-type="string">
            <text:p>Implement background job to periodically sync order statuses from Zerodha (OPEN/COMPLETE/REJECTED).</text:p>
          </table:table-cell>
          <table:table-cell office:value-type="string" calcext:value-type="string">
            <text:p>Implemented a reusable sync_order_statuses service that consumes Zerodha order book data via ZerodhaClient.list_orders and updates local Order.status value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Status sync is triggered via a backend API and is safe to call on-demand or from an external scheduler.</text:p>
          </table:table-cell>
          <table:table-cell office:value-type="string" calcext:value-type="string">
            <text:p>Introduce a cron/APS-style background scheduler (e.g., APScheduler or external cron calling /api/zerodha/sync-orders) for automatic periodic status sync in production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7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Order status synchronization with Zerodha</text:p>
          </table:table-cell>
          <table:table-cell office:value-type="string" calcext:value-type="string">
            <text:p>S07_G01_TB002</text:p>
          </table:table-cell>
          <table:table-cell office:value-type="string" calcext:value-type="string">
            <text:p>Update Orders table with latest status and broker messages.</text:p>
          </table:table-cell>
          <table:table-cell office:value-type="string" calcext:value-type="string">
            <text:p>Order status and broker messages are updated based on Zerodha status and status_message fields, including mapping COMPLETE, CANCELLED, and REJECTED appropriately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jected orders now capture Zerodha-provided status messages when available, improving auditability in the Orders history.</text:p>
          </table:table-cell>
          <table:table-cell office:value-type="string" calcext:value-type="string">
            <text:p>Refine mapping and message capture as we see more Zerodha status variants in real trading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7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Order status synchronization with Zerodha</text:p>
          </table:table-cell>
          <table:table-cell office:value-type="string" calcext:value-type="string">
            <text:p>S07_G01_TF003</text:p>
          </table:table-cell>
          <table:table-cell office:value-type="string" calcext:value-type="string">
            <text:p>Reflect real-time-ish status changes in Orders History UI (polling or refresh).</text:p>
          </table:table-cell>
          <table:table-cell office:value-type="string" calcext:value-type="string">
            <text:p>Orders History page gained a Refresh button that calls syncZerodhaOrders (POST /api/zerodha/sync-orders) and then reloads the order list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User can now manually synchronize statuses from Zerodha and see updated states without restarting the app.</text:p>
          </table:table-cell>
          <table:table-cell office:value-type="string" calcext:value-type="string">
            <text:p>Consider adding periodic auto-refresh or visual indicators for recently synced orders in future UX enhancements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7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Positions and holdings view</text:p>
          </table:table-cell>
          <table:table-cell office:value-type="string" calcext:value-type="string">
            <text:p>S07_G02_TB001</text:p>
          </table:table-cell>
          <table:table-cell office:value-type="string" calcext:value-type="string">
            <text:p>Implement backend services to fetch positions and holdings from Zerodha and cache in DB.</text:p>
          </table:table-cell>
          <table:table-cell office:value-type="string" calcext:value-type="string">
            <text:p>Positions are fetched from Zerodha via ZerodhaClient.list_positions and cached in the positions table; holdings are currently fetched on-demand without DB caching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Positions caching covers the main use case; holdings can be added to the cache later if needed.</text:p>
          </table:table-cell>
          <table:table-cell office:value-type="string" calcext:value-type="string">
            <text:p>Add DB caching for holdings if long-term historical holdings views or offline analytics require it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7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Positions and holdings view</text:p>
          </table:table-cell>
          <table:table-cell office:value-type="string" calcext:value-type="string">
            <text:p>S07_G02_TB002</text:p>
          </table:table-cell>
          <table:table-cell office:value-type="string" calcext:value-type="string">
            <text:p>Expose API endpoints for positions and holdings for frontend.</text:p>
          </table:table-cell>
          <table:table-cell office:value-type="string" calcext:value-type="string">
            <text:p>Exposed REST APIs under /api/positions for listing cached positions, triggering a sync, and fetching live holding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Frontend services consume these endpoints for the Positions and Holdings pages.</text:p>
          </table:table-cell>
          <table:table-cell office:value-type="string" calcext:value-type="string">
            <text:p>Extend APIs with filters (e.g., by symbol or product) as usage patterns emerg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7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Positions and holdings view</text:p>
          </table:table-cell>
          <table:table-cell office:value-type="string" calcext:value-type="string">
            <text:p>S07_G02_TF003</text:p>
          </table:table-cell>
          <table:table-cell office:value-type="string" calcext:value-type="string">
            <text:p>Create Positions &amp; Holdings UI pages with P&amp;L calculations.</text:p>
          </table:table-cell>
          <table:table-cell office:value-type="string" calcext:value-type="string">
            <text:p>Added dedicated Positions and Holdings pages with basic P&amp;L calculations and a manual Refresh for position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User can now inspect positions (with cached P&amp;L) and holdings (with unrealized P&amp;L) directly in the UI.</text:p>
          </table:table-cell>
          <table:table-cell office:value-type="string" calcext:value-type="string">
            <text:p>Enhance UI with aggregate metrics (e.g., total P&amp;L) and filtering in future analytics-focused sprints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7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Analytics backend for P&amp;L and strategy performance</text:p>
          </table:table-cell>
          <table:table-cell office:value-type="string" calcext:value-type="string">
            <text:p>S07_G03_TB001</text:p>
          </table:table-cell>
          <table:table-cell office:value-type="string" calcext:value-type="string">
            <text:p>Implement trade grouping logic (entry/exit pairs) to populate analytics_trades table.</text:p>
          </table:table-cell>
          <table:table-cell office:value-type="string" calcext:value-type="string">
            <text:p>Implemented a conservative trade grouping service that pairs executed orders into entry/exit trades (BUY→SELL or SELL→BUY with equal quantity) and populates analytics_trade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Current grouping handles simple round-trip trades; more complex scaling/partial patterns can be added later.</text:p>
          </table:table-cell>
          <table:table-cell office:value-type="string" calcext:value-type="string">
            <text:p>Extend trade grouping to handle partial exits, scaling in/out, and multi-leg trades if needed for deeper analytics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7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Analytics backend for P&amp;L and strategy performance</text:p>
          </table:table-cell>
          <table:table-cell office:value-type="string" calcext:value-type="string">
            <text:p>S07_G03_TB002</text:p>
          </table:table-cell>
          <table:table-cell office:value-type="string" calcext:value-type="string">
            <text:p>Implement analytics queries for P&amp;L, win rate, max drawdown per strategy and date range.</text:p>
          </table:table-cell>
          <table:table-cell office:value-type="string" calcext:value-type="string">
            <text:p>Analytics service computes total P&amp;L, win rate, average win/loss, and max drawdown per strategy and optional date range based on analytics_trade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Provides a solid backend foundation for strategy performance dashboards without yet focusing on specific chart shapes.</text:p>
          </table:table-cell>
          <table:table-cell office:value-type="string" calcext:value-type="string">
            <text:p>Add more advanced metrics (e.g., Sharpe, expectancy) once we have more live data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7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Analytics backend for P&amp;L and strategy performance</text:p>
          </table:table-cell>
          <table:table-cell office:value-type="string" calcext:value-type="string">
            <text:p>S07_G03_TB003</text:p>
          </table:table-cell>
          <table:table-cell office:value-type="string" calcext:value-type="string">
            <text:p>Expose analytics API endpoints for frontend consumption.</text:p>
          </table:table-cell>
          <table:table-cell office:value-type="string" calcext:value-type="string">
            <text:p>Exposed analytics APIs under /api/analytics for rebuilding trades and fetching summary metrics for a strategy/date range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Frontend (Analytics page) can call these endpoints to render P&amp;L and performance views in later sprints.</text:p>
          </table:table-cell>
          <table:table-cell office:value-type="string" calcext:value-type="string">
            <text:p>Design and implement frontend analytics views that consume these APIs (charts, summary cards)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7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Analytics frontend (charts and tables)</text:p>
          </table:table-cell>
          <table:table-cell office:value-type="string" calcext:value-type="string">
            <text:p>S07_G04_TF001</text:p>
          </table:table-cell>
          <table:table-cell office:value-type="string" calcext:value-type="string">
            <text:p>Implement Analytics page with summary cards (P&amp;L, win rate, max DD, avg R:R).</text:p>
          </table:table-cell>
          <table:table-cell office:value-type="string" calcext:value-type="string">
            <text:p>Analytics page now loads summary metrics via /api/analytics/summary and supports basic filtering by strategy and date range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Summary card shows trades, total P&amp;L, win rate, avg win/loss, and max drawdown; a Rebuild button triggers backend rebuild-trades and refreshes metrics.</text:p>
          </table:table-cell>
          <table:table-cell office:value-type="string" calcext:value-type="string">
            <text:p>Expose more advanced metrics (e.g., expectancy, risk-adjusted returns) once enough live data is available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7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Analytics frontend (charts and tables)</text:p>
          </table:table-cell>
          <table:table-cell office:value-type="string" calcext:value-type="string">
            <text:p>S07_G04_TF002</text:p>
          </table:table-cell>
          <table:table-cell office:value-type="string" calcext:value-type="string">
            <text:p>Add P&amp;L over time chart and P&amp;L by symbol/strategy visualizations.</text:p>
          </table:table-cell>
          <table:table-cell office:value-type="string" calcext:value-type="string">
            <text:p>Added lightweight SVG-based cumulative P&amp;L line chart and P&amp;L by symbol bar chart driven by analytics trade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Charts update automatically when filters change and are kept deliberately simple without adding new dependencies.</text:p>
          </table:table-cell>
          <table:table-cell office:value-type="string" calcext:value-type="string">
            <text:p>Consider richer charting (e.g., per-day P&amp;L) if/when a chart library is introduced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7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Analytics frontend (charts and tables)</text:p>
          </table:table-cell>
          <table:table-cell office:value-type="string" calcext:value-type="string">
            <text:p>S07_G04_TF003</text:p>
          </table:table-cell>
          <table:table-cell office:value-type="string" calcext:value-type="string">
            <text:p>Add trades table with filters for date range, strategy, and symbol.</text:p>
          </table:table-cell>
          <table:table-cell office:value-type="string" calcext:value-type="string">
            <text:p>Trades table shows closed trades with IST timestamps, strategy, symbol, and colored P&amp;L, using filters for strategy and date range from the Analytics header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Gives a clear audit-style view of trades aligned with the summary and charts.</text:p>
          </table:table-cell>
          <table:table-cell office:value-type="string" calcext:value-type="string">
            <text:p>Add more filters (e.g., symbol, min/max P&amp;L) if needed for heavier analysis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8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Structured logging, error handling, and observability</text:p>
          </table:table-cell>
          <table:table-cell office:value-type="string" calcext:value-type="string">
            <text:p>S08_G01_TB001</text:p>
          </table:table-cell>
          <table:table-cell office:value-type="string" calcext:value-type="string">
            <text:p>Implement structured logging for backend (alerts, orders, broker calls, risk decisions).</text:p>
          </table:table-cell>
          <table:table-cell office:value-type="string" calcext:value-type="string">
            <text:p>Added JSON-formatted structured logging with correlation IDs via a FastAPI middleware; key flows (webhook ingestion, order execution, Zerodha connect) now emit structured event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Logs include correlation_id so a single alert/order can be traced across webhook, risk, and broker calls.</text:p>
          </table:table-cell>
          <table:table-cell office:value-type="string" calcext:value-type="string">
            <text:p>Consider integrating with an external log aggregator if the app is deployed beyond local single-user usage.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S08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Structured logging, error handling, and observability</text:p>
          </table:table-cell>
          <table:table-cell office:value-type="string" calcext:value-type="string">
            <text:p>S08_G01_TB002</text:p>
          </table:table-cell>
          <table:table-cell office:value-type="string" calcext:value-type="string">
            <text:p>Standardize error responses and add correlation IDs for tracing requests.</text:p>
          </table:table-cell>
          <table:table-cell office:value-type="string" calcext:value-type="string">
            <text:p>Standardized several error paths (risk rejection, Zerodha order failures) and ensured correlation IDs are included in both logs and HTTP responses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Critical errors now have consistent HTTP status codes and messages while being traceable via X-Request-ID.</text:p>
          </table:table-cell>
          <table:table-cell office:value-type="string" calcext:value-type="string">
            <text:p>Extend normalization to any remaining ad-hoc error paths as they are discovere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8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Structured logging, error handling, and observability</text:p>
          </table:table-cell>
          <table:table-cell office:value-type="string" calcext:value-type="string">
            <text:p>S08_G01_TF003</text:p>
          </table:table-cell>
          <table:table-cell office:value-type="string" calcext:value-type="string">
            <text:p>Add minimal log/notification view in UI for recent errors/warnings.</text:p>
          </table:table-cell>
          <table:table-cell office:value-type="string" calcext:value-type="string">
            <text:p>Added a simple System Events page that surfaces recent client-side errors/warnings captured in memory during the current session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Gives a quick at-a-glance view of recent issues without setting up a full log viewer.</text:p>
          </table:table-cell>
          <table:table-cell office:value-type="string" calcext:value-type="string">
            <text:p>If needed, extend this view to pull server-side logs or important alerts once a log backend is introduce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08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Security hardening and configuration management</text:p>
          </table:table-cell>
          <table:table-cell office:value-type="string" calcext:value-type="string">
            <text:p>S08_G02_TB001</text:p>
          </table:table-cell>
          <table:table-cell office:value-type="string" calcext:value-type="string">
            <text:p>Ensure HTTPS, secure cookie/JWT handling, and secret management via environment variables.</text:p>
          </table:table-cell>
          <table:table-cell/>
          <table:table-cell office:value-type="string" calcext:value-type="string">
            <text:p>pen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08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Security hardening and configuration management</text:p>
          </table:table-cell>
          <table:table-cell office:value-type="string" calcext:value-type="string">
            <text:p>S08_G02_TB002</text:p>
          </table:table-cell>
          <table:table-cell office:value-type="string" calcext:value-type="string">
            <text:p>Review and harden RBAC or at least basic auth protections for APIs and admin features.</text:p>
          </table:table-cell>
          <table:table-cell/>
          <table:table-cell office:value-type="string" calcext:value-type="string">
            <text:p>pen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08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Deployment setup and documentation</text:p>
          </table:table-cell>
          <table:table-cell office:value-type="string" calcext:value-type="string">
            <text:p>S08_G03_TB001</text:p>
          </table:table-cell>
          <table:table-cell office:value-type="string" calcext:value-type="string">
            <text:p>Create Dockerfiles for backend and frontend and optional docker-compose setup for local run.</text:p>
          </table:table-cell>
          <table:table-cell/>
          <table:table-cell office:value-type="string" calcext:value-type="string">
            <text:p>pen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08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Deployment setup and documentation</text:p>
          </table:table-cell>
          <table:table-cell office:value-type="string" calcext:value-type="string">
            <text:p>S08_G03_TB002</text:p>
          </table:table-cell>
          <table:table-cell office:value-type="string" calcext:value-type="string">
            <text:p>Document deployment steps (local, and optional cloud target) and operational runbook.</text:p>
          </table:table-cell>
          <table:table-cell/>
          <table:table-cell office:value-type="string" calcext:value-type="string">
            <text:p>pen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08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Deployment setup and documentation</text:p>
          </table:table-cell>
          <table:table-cell office:value-type="string" calcext:value-type="string">
            <text:p>S08_G03_TB003</text:p>
          </table:table-cell>
          <table:table-cell office:value-type="string" calcext:value-type="string">
            <text:p>Update README with final architecture, sprint summary, and how to operate the app.</text:p>
          </table:table-cell>
          <table:table-cell/>
          <table:table-cell office:value-type="string" calcext:value-type="string">
            <text:p>pending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S08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Backend log aggregation and server log UI</text:p>
          </table:table-cell>
          <table:table-cell office:value-type="string" calcext:value-type="string">
            <text:p>S08_G04_TB001</text:p>
          </table:table-cell>
          <table:table-cell office:value-type="string" calcext:value-type="string">
            <text:p>Persist important backend events (alerts, orders, broker, risk) in a system_events table.</text:p>
          </table:table-cell>
          <table:table-cell office:value-type="string" calcext:value-type="string">
            <text:p>Introduced a system_events table and helpers so key backend events (alerts ingested, orders executed, Zerodha connects, risk rejections) are persisted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Important events can now be queried and shown in the UI without parsing textual logs.</text:p>
          </table:table-cell>
          <table:table-cell office:value-type="string" calcext:value-type="string">
            <text:p>Extend coverage to any additional event categories we decide to track in future (e.g., background jobs, sync failures).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08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Backend log aggregation and server log UI</text:p>
          </table:table-cell>
          <table:table-cell office:value-type="string" calcext:value-type="string">
            <text:p>S08_G04_TB002</text:p>
          </table:table-cell>
          <table:table-cell office:value-type="string" calcext:value-type="string">
            <text:p>Expose API endpoints to query recent system events for the UI.</text:p>
          </table:table-cell>
          <table:table-cell office:value-type="string" calcext:value-type="string">
            <text:p>Added /api/system-events/ endpoint with filters for level, category, and limit, returning recent events in reverse chronological order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Provides a simple API surface that the UI and tools can use to inspect important backend events.</text:p>
          </table:table-cell>
          <table:table-cell office:value-type="string" calcext:value-type="string">
            <text:p>Consider pagination or time-based filters if the event volume grows significantly.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08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Backend log aggregation and server log UI</text:p>
          </table:table-cell>
          <table:table-cell office:value-type="string" calcext:value-type="string">
            <text:p>S08_G04_TF003</text:p>
          </table:table-cell>
          <table:table-cell office:value-type="string" calcext:value-type="string">
            <text:p>Show a table of recent backend events (alerts, orders, broker events) in the web app.</text:p>
          </table:table-cell>
          <table:table-cell office:value-type="string" calcext:value-type="string">
            <text:p>System Events page now displays recent backend events from the system_events table along with client-side events for the current browser session.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Gives an at-a-glance view of both server and client issues without leaving the app.</text:p>
          </table:table-cell>
          <table:table-cell office:value-type="string" calcext:value-type="string">
            <text:p>Enhance filtering (by level/category/time) in the UI if needed during real operations.</text:p>
          </table:table-cell>
          <table:table-cell table:number-columns-repeated="16375"/>
        </table:table-row>
        <table:table-row table:style-name="ro8" table:number-rows-repeated="1048501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19:30:41.812221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dc:language>en-IN</dc:language>
    <meta:creation-date>2025-11-14T14:41:20</meta:creation-date>
    <dc:date>2025-11-16T19:31:43.327259300</dc:date>
    <meta:editing-cycles>8</meta:editing-cycles>
    <meta:generator>LibreOffice/24.2.7.2$Linux_X86_64 LibreOffice_project/420$Build-2</meta:generator>
    <meta:editing-duration>PT1M1S</meta:editing-duration>
    <meta:document-statistic meta:table-count="1" meta:cell-count="635" meta:object-count="0"/>
    <meta:user-defined meta:name="AppVersion">3.1</meta:user-defined>
  </office:meta>
</office:document-meta>
</file>